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112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2" table:number-columns-repeated="2" table:default-cell-style-name="ce1"/>
        <table:table-column table:style-name="co2" table:number-columns-repeated="4" table:default-cell-style-name="Default"/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office:value-type="string" calcext:value-type="string">
            <text:p>Single</text:p>
          </table:table-cell>
        </table:table-row>
        <table:table-row table:style-name="ro1">
          <table:table-cell office:value-type="string" calcext:value-type="string">
            <text:p>Mr &amp; Mrs Laurent Sechu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0712412132</text:p>
          </table:table-cell>
          <table:table-cell office:value-type="string" calcext:value-type="string">
            <text:p>35659</text:p>
          </table:table-cell>
          <table:table-cell table:formula="of:=IF([.B2]=[.$H$1];1;IF([.B2]=[.$H$2];2;0))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Double</text:p>
          </table:table-cell>
        </table:table-row>
        <table:table-row table:style-name="ro1">
          <table:table-cell office:value-type="string" calcext:value-type="string">
            <text:p>Mr &amp; Mrs Gasper Sechu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0744985091</text:p>
          </table:table-cell>
          <table:table-cell office:value-type="string" calcext:value-type="string">
            <text:p>61362</text:p>
          </table:table-cell>
          <table:table-cell table:formula="of:=IF([.B3]=[.$H$1];1;IF([.B3]=[.$H$2];2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r &amp; Mrs Gaston Sechu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0655211822</text:p>
          </table:table-cell>
          <table:table-cell office:value-type="string" calcext:value-type="string">
            <text:p>70311</text:p>
          </table:table-cell>
          <table:table-cell table:formula="of:=IF([.B4]=[.$H$1];1;IF([.B4]=[.$H$2];2;0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r &amp; Mrs Jackson Sechu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0688111626</text:p>
          </table:table-cell>
          <table:table-cell office:value-type="string" calcext:value-type="string">
            <text:p>39006</text:p>
          </table:table-cell>
          <table:table-cell table:formula="of:=IF([.B5]=[.$H$1];1;IF([.B5]=[.$H$2];2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r Focus Sechu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0712139453</text:p>
          </table:table-cell>
          <table:table-cell office:value-type="string" calcext:value-type="string">
            <text:p>02992</text:p>
          </table:table-cell>
          <table:table-cell table:formula="of:=IF([.B6]=[.$H$1];1;IF([.B6]=[.$H$2];2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s Jesca Mikina</text:p>
          </table:table-cell>
          <table:table-cell office:value-type="string" calcext:value-type="string">
            <text:p>Double</text:p>
          </table:table-cell>
          <table:table-cell/>
          <table:table-cell office:value-type="string" calcext:value-type="string">
            <text:p>48393</text:p>
          </table:table-cell>
          <table:table-cell table:formula="of:=IF([.B7]=[.$H$1];1;IF([.B7]=[.$H$2];2;0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r Julius Mikina</text:p>
          </table:table-cell>
          <table:table-cell office:value-type="string" calcext:value-type="string">
            <text:p>Single</text:p>
          </table:table-cell>
          <table:table-cell/>
          <table:table-cell office:value-type="string" calcext:value-type="string">
            <text:p>50820</text:p>
          </table:table-cell>
          <table:table-cell table:formula="of:=IF([.B8]=[.$H$1];1;IF([.B8]=[.$H$2];2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r &amp; Mrs Masudo Kimolo</text:p>
          </table:table-cell>
          <table:table-cell office:value-type="string" calcext:value-type="string">
            <text:p>Double</text:p>
          </table:table-cell>
          <table:table-cell/>
          <table:table-cell office:value-type="string" calcext:value-type="string">
            <text:p>64338</text:p>
          </table:table-cell>
          <table:table-cell table:formula="of:=IF([.B9]=[.$H$1];1;IF([.B9]=[.$H$2];2;0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r Nestory Sechu</text:p>
          </table:table-cell>
          <table:table-cell office:value-type="string" calcext:value-type="string">
            <text:p>Single</text:p>
          </table:table-cell>
          <table:table-cell/>
          <table:table-cell office:value-type="string" calcext:value-type="string">
            <text:p>04760</text:p>
          </table:table-cell>
          <table:table-cell table:formula="of:=IF([.B10]=[.$H$1];1;IF([.B10]=[.$H$2];2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 Olivia Yambi</text:p>
          </table:table-cell>
          <table:table-cell office:value-type="string" calcext:value-type="string">
            <text:p>Double</text:p>
          </table:table-cell>
          <table:table-cell/>
          <table:table-cell office:value-type="string" calcext:value-type="string">
            <text:p>16689</text:p>
          </table:table-cell>
          <table:table-cell table:formula="of:=IF([.B11]=[.$H$1];1;IF([.B11]=[.$H$2];2;0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r Exevia Bushiri</text:p>
          </table:table-cell>
          <table:table-cell office:value-type="string" calcext:value-type="string">
            <text:p>Single</text:p>
          </table:table-cell>
          <table:table-cell/>
          <table:table-cell office:value-type="string" calcext:value-type="string">
            <text:p>18907</text:p>
          </table:table-cell>
          <table:table-cell table:formula="of:=IF([.B12]=[.$H$1];1;IF([.B12]=[.$H$2];2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rs Flora Mallya</text:p>
          </table:table-cell>
          <table:table-cell office:value-type="string" calcext:value-type="string">
            <text:p>Single</text:p>
          </table:table-cell>
          <table:table-cell/>
          <table:table-cell office:value-type="string" calcext:value-type="string">
            <text:p>61455</text:p>
          </table:table-cell>
          <table:table-cell table:formula="of:=IF([.B13]=[.$H$1];1;IF([.B13]=[.$H$2];2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r &amp; Mrs Joshua Kisebengo</text:p>
          </table:table-cell>
          <table:table-cell office:value-type="string" calcext:value-type="string">
            <text:p>Double</text:p>
          </table:table-cell>
          <table:table-cell/>
          <table:table-cell office:value-type="string" calcext:value-type="string">
            <text:p>02302</text:p>
          </table:table-cell>
          <table:table-cell table:formula="of:=IF([.B14]=[.$H$1];1;IF([.B14]=[.$H$2];2;0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r &amp; Mrs Peter Njuguna</text:p>
          </table:table-cell>
          <table:table-cell office:value-type="string" calcext:value-type="string">
            <text:p>Double</text:p>
          </table:table-cell>
          <table:table-cell/>
          <table:table-cell office:value-type="string" calcext:value-type="string">
            <text:p>87900</text:p>
          </table:table-cell>
          <table:table-cell table:formula="of:=IF([.B15]=[.$H$1];1;IF([.B15]=[.$H$2];2;0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ma Phyllis M. Jame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0784226664</text:p>
          </table:table-cell>
          <table:table-cell office:value-type="string" calcext:value-type="string">
            <text:p>13086</text:p>
          </table:table-cell>
          <table:table-cell table:formula="of:=IF([.B16]=[.$H$1];1;IF([.B16]=[.$H$2];2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s Stella Bweichumu 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0673999901</text:p>
          </table:table-cell>
          <table:table-cell office:value-type="string" calcext:value-type="string">
            <text:p>40874</text:p>
          </table:table-cell>
          <table:table-cell table:formula="of:=IF([.B17]=[.$H$1];1;IF([.B17]=[.$H$2];2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r Freddy Ngwenga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0717781165</text:p>
          </table:table-cell>
          <table:table-cell office:value-type="string" calcext:value-type="string">
            <text:p>94864</text:p>
          </table:table-cell>
          <table:table-cell table:formula="of:=IF([.B18]=[.$H$1];1;IF([.B18]=[.$H$2];2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r Robert Ngwenga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0772382380</text:p>
          </table:table-cell>
          <table:table-cell office:value-type="string" calcext:value-type="string">
            <text:p>56035</text:p>
          </table:table-cell>
          <table:table-cell table:formula="of:=IF([.B19]=[.$H$1];1;IF([.B19]=[.$H$2];2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r &amp; Mrs Kimambo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0768886426</text:p>
          </table:table-cell>
          <table:table-cell office:value-type="string" calcext:value-type="string">
            <text:p>53775</text:p>
          </table:table-cell>
          <table:table-cell table:formula="of:=IF([.B20]=[.$H$1];1;IF([.B20]=[.$H$2];2;0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r Walter Mnyani</text:p>
          </table:table-cell>
          <table:table-cell office:value-type="string" calcext:value-type="string">
            <text:p>Single</text:p>
          </table:table-cell>
          <table:table-cell/>
          <table:table-cell office:value-type="string" calcext:value-type="string">
            <text:p>95772</text:p>
          </table:table-cell>
          <table:table-cell table:formula="of:=IF([.B21]=[.$H$1];1;IF([.B21]=[.$H$2];2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r Emanuel Ringo</text:p>
          </table:table-cell>
          <table:table-cell office:value-type="string" calcext:value-type="string">
            <text:p>Single</text:p>
          </table:table-cell>
          <table:table-cell/>
          <table:table-cell office:value-type="string" calcext:value-type="string">
            <text:p>54522</text:p>
          </table:table-cell>
          <table:table-cell table:formula="of:=IF([.B22]=[.$H$1];1;IF([.B22]=[.$H$2];2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r Shamron Dallas</text:p>
          </table:table-cell>
          <table:table-cell office:value-type="string" calcext:value-type="string">
            <text:p>Single</text:p>
          </table:table-cell>
          <table:table-cell/>
          <table:table-cell office:value-type="string" calcext:value-type="string">
            <text:p>53265</text:p>
          </table:table-cell>
          <table:table-cell table:formula="of:=IF([.B23]=[.$H$1];1;IF([.B23]=[.$H$2];2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r Patrick Mususa</text:p>
          </table:table-cell>
          <table:table-cell office:value-type="string" calcext:value-type="string">
            <text:p>Single</text:p>
          </table:table-cell>
          <table:table-cell/>
          <table:table-cell office:value-type="string" calcext:value-type="string">
            <text:p>62596</text:p>
          </table:table-cell>
          <table:table-cell table:formula="of:=IF([.B24]=[.$H$1];1;IF([.B24]=[.$H$2];2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r Dennis Lwabukuna</text:p>
          </table:table-cell>
          <table:table-cell office:value-type="string" calcext:value-type="string">
            <text:p>Single</text:p>
          </table:table-cell>
          <table:table-cell/>
          <table:table-cell office:value-type="string" calcext:value-type="string">
            <text:p>04761</text:p>
          </table:table-cell>
          <table:table-cell table:formula="of:=IF([.B25]=[.$H$1];1;IF([.B25]=[.$H$2];2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s Yolanda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0752969875</text:p>
          </table:table-cell>
          <table:table-cell office:value-type="string" calcext:value-type="string">
            <text:p>45493</text:p>
          </table:table-cell>
          <table:table-cell table:formula="of:=IF([.B26]=[.$H$1];1;IF([.B26]=[.$H$2];2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r Vincent Sechu</text:p>
          </table:table-cell>
          <table:table-cell office:value-type="string" calcext:value-type="string">
            <text:p>Double</text:p>
          </table:table-cell>
          <table:table-cell/>
          <table:table-cell office:value-type="string" calcext:value-type="string">
            <text:p>23487</text:p>
          </table:table-cell>
          <table:table-cell table:formula="of:=IF([.B27]=[.$H$1];1;IF([.B27]=[.$H$2];2;0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s Mary Soka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0713451576</text:p>
          </table:table-cell>
          <table:table-cell office:value-type="string" calcext:value-type="string">
            <text:p>37156</text:p>
          </table:table-cell>
          <table:table-cell table:formula="of:=IF([.B28]=[.$H$1];1;IF([.B28]=[.$H$2];2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r &amp; Mrs John Deograthias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0713450588</text:p>
          </table:table-cell>
          <table:table-cell office:value-type="string" calcext:value-type="string">
            <text:p>68857</text:p>
          </table:table-cell>
          <table:table-cell table:formula="of:=IF([.B29]=[.$H$1];1;IF([.B29]=[.$H$2];2;0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ma Judica Sheshu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0753292687</text:p>
          </table:table-cell>
          <table:table-cell office:value-type="string" calcext:value-type="string">
            <text:p>83045</text:p>
          </table:table-cell>
          <table:table-cell table:formula="of:=IF([.B30]=[.$H$1];1;IF([.B30]=[.$H$2];2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s Selina Vincent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0678462674</text:p>
          </table:table-cell>
          <table:table-cell office:value-type="string" calcext:value-type="string">
            <text:p>77726</text:p>
          </table:table-cell>
          <table:table-cell table:formula="of:=IF([.B31]=[.$H$1];1;IF([.B31]=[.$H$2];2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r &amp; Mrs Innocent Massawe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0765757699</text:p>
          </table:table-cell>
          <table:table-cell office:value-type="string" calcext:value-type="string">
            <text:p>23416</text:p>
          </table:table-cell>
          <table:table-cell table:formula="of:=IF([.B32]=[.$H$1];1;IF([.B32]=[.$H$2];2;0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r Charles Mallya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0766831012</text:p>
          </table:table-cell>
          <table:table-cell office:value-type="string" calcext:value-type="string">
            <text:p>83390</text:p>
          </table:table-cell>
          <table:table-cell table:formula="of:=IF([.B33]=[.$H$1];1;IF([.B33]=[.$H$2];2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r Dominic Massawe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0754337957</text:p>
          </table:table-cell>
          <table:table-cell office:value-type="string" calcext:value-type="string">
            <text:p>55224</text:p>
          </table:table-cell>
          <table:table-cell table:formula="of:=IF([.B34]=[.$H$1];1;IF([.B34]=[.$H$2];2;0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rs Aleksia Killenga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0718284249</text:p>
          </table:table-cell>
          <table:table-cell office:value-type="string" calcext:value-type="string">
            <text:p>30681</text:p>
          </table:table-cell>
          <table:table-cell table:formula="of:=IF([.B35]=[.$H$1];1;IF([.B35]=[.$H$2];2;0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r &amp; Mrs Sebastian Kavishe</text:p>
          </table:table-cell>
          <table:table-cell office:value-type="string" calcext:value-type="string">
            <text:p>Double</text:p>
          </table:table-cell>
          <table:table-cell/>
          <table:table-cell office:value-type="string" calcext:value-type="string">
            <text:p>46546</text:p>
          </table:table-cell>
          <table:table-cell table:formula="of:=IF([.B36]=[.$H$1];1;IF([.B36]=[.$H$2];2;0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r &amp; Mrs Paul Kanijo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0754711061</text:p>
          </table:table-cell>
          <table:table-cell office:value-type="string" calcext:value-type="string">
            <text:p>52935</text:p>
          </table:table-cell>
          <table:table-cell table:formula="of:=IF([.B37]=[.$H$1];1;IF([.B37]=[.$H$2];2;0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r &amp; Mrs Hipolite Mushi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0757960293</text:p>
          </table:table-cell>
          <table:table-cell office:value-type="string" calcext:value-type="string">
            <text:p>13676</text:p>
          </table:table-cell>
          <table:table-cell table:formula="of:=IF([.B38]=[.$H$1];1;IF([.B38]=[.$H$2];2;0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rs Betty Kalambo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0713239367</text:p>
          </table:table-cell>
          <table:table-cell office:value-type="string" calcext:value-type="string">
            <text:p>33548</text:p>
          </table:table-cell>
          <table:table-cell table:formula="of:=IF([.B39]=[.$H$1];1;IF([.B39]=[.$H$2];2;0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rs Theo Msimbira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0713828991</text:p>
          </table:table-cell>
          <table:table-cell office:value-type="string" calcext:value-type="string">
            <text:p>06048</text:p>
          </table:table-cell>
          <table:table-cell table:formula="of:=IF([.B40]=[.$H$1];1;IF([.B40]=[.$H$2];2;0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r &amp; Mrs Eng. Ngwisa Mpembe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0712736878</text:p>
          </table:table-cell>
          <table:table-cell office:value-type="string" calcext:value-type="string">
            <text:p>52822</text:p>
          </table:table-cell>
          <table:table-cell table:formula="of:=IF([.B41]=[.$H$1];1;IF([.B41]=[.$H$2];2;0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r &amp; Mrs Edward Mikina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0715296425</text:p>
          </table:table-cell>
          <table:table-cell office:value-type="string" calcext:value-type="string">
            <text:p>77697</text:p>
          </table:table-cell>
          <table:table-cell table:formula="of:=IF([.B42]=[.$H$1];1;IF([.B42]=[.$H$2];2;0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rs Anna Komba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0789883025</text:p>
          </table:table-cell>
          <table:table-cell office:value-type="string" calcext:value-type="string">
            <text:p>02224</text:p>
          </table:table-cell>
          <table:table-cell table:formula="of:=IF([.B43]=[.$H$1];1;IF([.B43]=[.$H$2];2;0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unt Hellen/Leomia</text:p>
          </table:table-cell>
          <table:table-cell office:value-type="string" calcext:value-type="string">
            <text:p>Double</text:p>
          </table:table-cell>
          <table:table-cell/>
          <table:table-cell office:value-type="string" calcext:value-type="string">
            <text:p>62731</text:p>
          </table:table-cell>
          <table:table-cell table:formula="of:=IF([.B45]=[.$H$1];1;IF([.B45]=[.$H$2];2;0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r &amp; Mrs Ngwenga</text:p>
          </table:table-cell>
          <table:table-cell office:value-type="string" calcext:value-type="string">
            <text:p>Double</text:p>
          </table:table-cell>
          <table:table-cell/>
          <table:table-cell office:value-type="string" calcext:value-type="string">
            <text:p>04928</text:p>
          </table:table-cell>
          <table:table-cell table:formula="of:=IF([.B46]=[.$H$1];1;IF([.B46]=[.$H$2];2;0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r &amp; Mrs Bidu Jerome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0713279455</text:p>
          </table:table-cell>
          <table:table-cell office:value-type="string" calcext:value-type="string">
            <text:p>78466</text:p>
          </table:table-cell>
          <table:table-cell table:formula="of:=IF([.B47]=[.$H$1];1;IF([.B47]=[.$H$2];2;0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ema &amp; Jenny</text:p>
          </table:table-cell>
          <table:table-cell office:value-type="string" calcext:value-type="string">
            <text:p>Double</text:p>
          </table:table-cell>
          <table:table-cell/>
          <table:table-cell office:value-type="string" calcext:value-type="string">
            <text:p>84721</text:p>
          </table:table-cell>
          <table:table-cell table:formula="of:=IF([.B48]=[.$H$1];1;IF([.B48]=[.$H$2];2;0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r Francis Sechu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0713946062</text:p>
          </table:table-cell>
          <table:table-cell office:value-type="string" calcext:value-type="string">
            <text:p>87416</text:p>
          </table:table-cell>
          <table:table-cell table:formula="of:=IF([.B49]=[.$H$1];1;IF([.B49]=[.$H$2];2;0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ancis Mlebela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0683016625</text:p>
          </table:table-cell>
          <table:table-cell office:value-type="string" calcext:value-type="string">
            <text:p>04042</text:p>
          </table:table-cell>
          <table:table-cell table:formula="of:=IF([.B50]=[.$H$1];1;IF([.B50]=[.$H$2];2;0))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Jumuiya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formula="of:=IF([.B51]=[.$H$1];1;IF([.B51]=[.$H$2];2;0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na Macha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0719910300</text:p>
          </table:table-cell>
          <table:table-cell office:value-type="string" calcext:value-type="string">
            <text:p>77073</text:p>
          </table:table-cell>
          <table:table-cell table:formula="of:=IF([.B52]=[.$H$1];1;IF([.B52]=[.$H$2];2;0))" office:value-type="float" office:value="1" calcext:value-type="float">
            <text:p>1</text:p>
          </table:table-cell>
          <table:table-cell/>
          <table:table-cell table:formula="of:=[.E52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lizabeth Macha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0716431068</text:p>
          </table:table-cell>
          <table:table-cell office:value-type="string" calcext:value-type="string">
            <text:p>25461</text:p>
          </table:table-cell>
          <table:table-cell table:formula="of:=IF([.B53]=[.$H$1];1;IF([.B53]=[.$H$2];2;0))" office:value-type="float" office:value="1" calcext:value-type="float">
            <text:p>1</text:p>
          </table:table-cell>
          <table:table-cell/>
          <table:table-cell table:formula="of:=[.E53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r Adam Macha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0754269114</text:p>
          </table:table-cell>
          <table:table-cell office:value-type="string" calcext:value-type="string">
            <text:p>52462</text:p>
          </table:table-cell>
          <table:table-cell table:formula="of:=IF([.B54]=[.$H$1];1;IF([.B54]=[.$H$2];2;0))" office:value-type="float" office:value="1" calcext:value-type="float">
            <text:p>1</text:p>
          </table:table-cell>
          <table:table-cell/>
          <table:table-cell table:formula="of:=[.E54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lora Mallya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0659191921</text:p>
          </table:table-cell>
          <table:table-cell office:value-type="string" calcext:value-type="string">
            <text:p>409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thuel Eliphace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0754623571</text:p>
          </table:table-cell>
          <table:table-cell office:value-type="string" calcext:value-type="string">
            <text:p>49528</text:p>
          </table:table-cell>
          <table:table-cell table:formula="of:=IF([.B56]=[.$H$1];1;IF([.B56]=[.$H$2];2;0))" office:value-type="float" office:value="1" calcext:value-type="float">
            <text:p>1</text:p>
          </table:table-cell>
          <table:table-cell/>
          <table:table-cell table:formula="of:=[.E56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oel Bethuel Macha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0627970679</text:p>
          </table:table-cell>
          <table:table-cell office:value-type="string" calcext:value-type="string">
            <text:p>69493</text:p>
          </table:table-cell>
          <table:table-cell table:formula="of:=IF([.B57]=[.$H$1];1;IF([.B57]=[.$H$2];2;0))" office:value-type="float" office:value="1" calcext:value-type="float">
            <text:p>1</text:p>
          </table:table-cell>
          <table:table-cell/>
          <table:table-cell table:formula="of:=[.E57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va Lupembe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0767220122</text:p>
          </table:table-cell>
          <table:table-cell office:value-type="string" calcext:value-type="string">
            <text:p>86951</text:p>
          </table:table-cell>
          <table:table-cell table:formula="of:=IF([.B58]=[.$H$1];1;IF([.B58]=[.$H$2];2;0))" office:value-type="float" office:value="1" calcext:value-type="float">
            <text:p>1</text:p>
          </table:table-cell>
          <table:table-cell/>
          <table:table-cell table:formula="of:=[.E58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r &amp; Mrs Goodluck Macha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0762225790</text:p>
          </table:table-cell>
          <table:table-cell office:value-type="string" calcext:value-type="string">
            <text:p>02750</text:p>
          </table:table-cell>
          <table:table-cell table:formula="of:=IF([.B59]=[.$H$1];1;IF([.B59]=[.$H$2];2;0))" office:value-type="float" office:value="2" calcext:value-type="float">
            <text:p>2</text:p>
          </table:table-cell>
          <table:table-cell/>
          <table:table-cell table:formula="of:=[.E59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r &amp; Mrs Samuel Macha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0679378000</text:p>
          </table:table-cell>
          <table:table-cell office:value-type="string" calcext:value-type="string">
            <text:p>49821</text:p>
          </table:table-cell>
          <table:table-cell table:formula="of:=IF([.B60]=[.$H$1];1;IF([.B60]=[.$H$2];2;0))" office:value-type="float" office:value="2" calcext:value-type="float">
            <text:p>2</text:p>
          </table:table-cell>
          <table:table-cell/>
          <table:table-cell table:formula="of:=[.E60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James Macha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0743542956</text:p>
          </table:table-cell>
          <table:table-cell office:value-type="string" calcext:value-type="string">
            <text:p>12249</text:p>
          </table:table-cell>
          <table:table-cell table:formula="of:=IF([.B61]=[.$H$1];1;IF([.B61]=[.$H$2];2;0))" office:value-type="float" office:value="1" calcext:value-type="float">
            <text:p>1</text:p>
          </table:table-cell>
          <table:table-cell/>
          <table:table-cell table:formula="of:=[.E61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itha Macha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0713136261</text:p>
          </table:table-cell>
          <table:table-cell office:value-type="string" calcext:value-type="string">
            <text:p>89118</text:p>
          </table:table-cell>
          <table:table-cell table:formula="of:=IF([.B62]=[.$H$1];1;IF([.B62]=[.$H$2];2;0))" office:value-type="float" office:value="1" calcext:value-type="float">
            <text:p>1</text:p>
          </table:table-cell>
          <table:table-cell/>
          <table:table-cell table:formula="of:=[.E62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sther Msuya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0689620360</text:p>
          </table:table-cell>
          <table:table-cell office:value-type="string" calcext:value-type="string">
            <text:p>45555</text:p>
          </table:table-cell>
          <table:table-cell table:formula="of:=IF([.B63]=[.$H$1];1;IF([.B63]=[.$H$2];2;0))" office:value-type="float" office:value="1" calcext:value-type="float">
            <text:p>1</text:p>
          </table:table-cell>
          <table:table-cell/>
          <table:table-cell table:formula="of:=[.E63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iah Macha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0718846050</text:p>
          </table:table-cell>
          <table:table-cell office:value-type="string" calcext:value-type="string">
            <text:p>84187</text:p>
          </table:table-cell>
          <table:table-cell table:formula="of:=IF([.B64]=[.$H$1];1;IF([.B64]=[.$H$2];2;0))" office:value-type="float" office:value="1" calcext:value-type="float">
            <text:p>1</text:p>
          </table:table-cell>
          <table:table-cell/>
          <table:table-cell table:formula="of:=[.E64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ndo Macha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0719903192</text:p>
          </table:table-cell>
          <table:table-cell office:value-type="string" calcext:value-type="string">
            <text:p>55593</text:p>
          </table:table-cell>
          <table:table-cell table:formula="of:=IF([.B65]=[.$H$1];1;IF([.B65]=[.$H$2];2;0))" office:value-type="float" office:value="1" calcext:value-type="float">
            <text:p>1</text:p>
          </table:table-cell>
          <table:table-cell/>
          <table:table-cell table:formula="of:=[.E65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r &amp; Mrs Andrew Lupembe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0754711144</text:p>
          </table:table-cell>
          <table:table-cell office:value-type="string" calcext:value-type="string">
            <text:p>63041</text:p>
          </table:table-cell>
          <table:table-cell table:formula="of:=IF([.B66]=[.$H$1];1;IF([.B66]=[.$H$2];2;0))" office:value-type="float" office:value="2" calcext:value-type="float">
            <text:p>2</text:p>
          </table:table-cell>
          <table:table-cell/>
          <table:table-cell table:formula="of:=[.E66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Bertha Macha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0658262543</text:p>
          </table:table-cell>
          <table:table-cell office:value-type="string" calcext:value-type="string">
            <text:p>48472</text:p>
          </table:table-cell>
          <table:table-cell table:formula="of:=IF([.B67]=[.$H$1];1;IF([.B67]=[.$H$2];2;0))" office:value-type="float" office:value="1" calcext:value-type="float">
            <text:p>1</text:p>
          </table:table-cell>
          <table:table-cell/>
          <table:table-cell table:formula="of:=[.E67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Jesse Macha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0715630414</text:p>
          </table:table-cell>
          <table:table-cell office:value-type="string" calcext:value-type="string">
            <text:p>40742</text:p>
          </table:table-cell>
          <table:table-cell table:formula="of:=IF([.B68]=[.$H$1];1;IF([.B68]=[.$H$2];2;0))" office:value-type="float" office:value="1" calcext:value-type="float">
            <text:p>1</text:p>
          </table:table-cell>
          <table:table-cell/>
          <table:table-cell table:formula="of:=[.E68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r &amp; Mrs Eden Tarimo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0757600705</text:p>
          </table:table-cell>
          <table:table-cell office:value-type="string" calcext:value-type="string">
            <text:p>36647</text:p>
          </table:table-cell>
          <table:table-cell table:formula="of:=IF([.B69]=[.$H$1];1;IF([.B69]=[.$H$2];2;0))" office:value-type="float" office:value="2" calcext:value-type="float">
            <text:p>2</text:p>
          </table:table-cell>
          <table:table-cell/>
          <table:table-cell table:formula="of:=[.E69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r &amp; Mrs Rodgers Dan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0683663913</text:p>
          </table:table-cell>
          <table:table-cell office:value-type="string" calcext:value-type="string">
            <text:p>67061</text:p>
          </table:table-cell>
          <table:table-cell table:formula="of:=IF([.B70]=[.$H$1];1;IF([.B70]=[.$H$2];2;0))" office:value-type="float" office:value="2" calcext:value-type="float">
            <text:p>2</text:p>
          </table:table-cell>
          <table:table-cell/>
          <table:table-cell table:formula="of:=[.E70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r &amp; Mrs Mtazaraki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0715696996</text:p>
          </table:table-cell>
          <table:table-cell office:value-type="string" calcext:value-type="string">
            <text:p>97513</text:p>
          </table:table-cell>
          <table:table-cell table:formula="of:=IF([.B71]=[.$H$1];1;IF([.B71]=[.$H$2];2;0))" office:value-type="float" office:value="2" calcext:value-type="float">
            <text:p>2</text:p>
          </table:table-cell>
          <table:table-cell/>
          <table:table-cell table:formula="of:=[.E71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Esther Msando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0712247684</text:p>
          </table:table-cell>
          <table:table-cell office:value-type="string" calcext:value-type="string">
            <text:p>21062</text:p>
          </table:table-cell>
          <table:table-cell table:formula="of:=IF([.B72]=[.$H$1];1;IF([.B72]=[.$H$2];2;0))" office:value-type="float" office:value="1" calcext:value-type="float">
            <text:p>1</text:p>
          </table:table-cell>
          <table:table-cell/>
          <table:table-cell table:formula="of:=[.E72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Joan Msando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0714874761</text:p>
          </table:table-cell>
          <table:table-cell office:value-type="string" calcext:value-type="string">
            <text:p>69640</text:p>
          </table:table-cell>
          <table:table-cell table:formula="of:=IF([.B73]=[.$H$1];1;IF([.B73]=[.$H$2];2;0))" office:value-type="float" office:value="1" calcext:value-type="float">
            <text:p>1</text:p>
          </table:table-cell>
          <table:table-cell/>
          <table:table-cell table:formula="of:=[.E73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Joan Macha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0768487695</text:p>
          </table:table-cell>
          <table:table-cell office:value-type="string" calcext:value-type="string">
            <text:p>36680</text:p>
          </table:table-cell>
          <table:table-cell table:formula="of:=IF([.B74]=[.$H$1];1;IF([.B74]=[.$H$2];2;0))" office:value-type="float" office:value="1" calcext:value-type="float">
            <text:p>1</text:p>
          </table:table-cell>
          <table:table-cell/>
          <table:table-cell table:formula="of:=[.E74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Josephine Sifuel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0745313844</text:p>
          </table:table-cell>
          <table:table-cell office:value-type="string" calcext:value-type="string">
            <text:p>65114</text:p>
          </table:table-cell>
          <table:table-cell table:formula="of:=IF([.B75]=[.$H$1];1;IF([.B75]=[.$H$2];2;0))" office:value-type="float" office:value="1" calcext:value-type="float">
            <text:p>1</text:p>
          </table:table-cell>
          <table:table-cell/>
          <table:table-cell table:formula="of:=[.E75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r. &amp; Mrs Geoffrey Tarimo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0763125782</text:p>
          </table:table-cell>
          <table:table-cell office:value-type="string" calcext:value-type="string">
            <text:p>16759</text:p>
          </table:table-cell>
          <table:table-cell table:formula="of:=IF([.B76]=[.$H$1];1;IF([.B76]=[.$H$2];2;0))" office:value-type="float" office:value="2" calcext:value-type="float">
            <text:p>2</text:p>
          </table:table-cell>
          <table:table-cell/>
          <table:table-cell table:formula="of:=[.E76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inne Msaki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0766773623</text:p>
          </table:table-cell>
          <table:table-cell office:value-type="string" calcext:value-type="string">
            <text:p>08982</text:p>
          </table:table-cell>
          <table:table-cell table:formula="of:=IF([.B77]=[.$H$1];1;IF([.B77]=[.$H$2];2;0))" office:value-type="float" office:value="1" calcext:value-type="float">
            <text:p>1</text:p>
          </table:table-cell>
          <table:table-cell/>
          <table:table-cell table:formula="of:=[.E77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VG 1</text:p>
          </table:table-cell>
          <table:table-cell office:value-type="string" calcext:value-type="string">
            <text:p>Single</text:p>
          </table:table-cell>
          <table:table-cell/>
          <table:table-cell office:value-type="string" calcext:value-type="string">
            <text:p>37164</text:p>
          </table:table-cell>
          <table:table-cell table:formula="of:=IF([.B78]=[.$H$1];1;IF([.B78]=[.$H$2];2;0))" office:value-type="float" office:value="1" calcext:value-type="float">
            <text:p>1</text:p>
          </table:table-cell>
          <table:table-cell/>
          <table:table-cell table:formula="of:=[.E78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VG 2</text:p>
          </table:table-cell>
          <table:table-cell office:value-type="string" calcext:value-type="string">
            <text:p>Single</text:p>
          </table:table-cell>
          <table:table-cell/>
          <table:table-cell office:value-type="string" calcext:value-type="string">
            <text:p>24809</text:p>
          </table:table-cell>
          <table:table-cell table:formula="of:=IF([.B79]=[.$H$1];1;IF([.B79]=[.$H$2];2;0))" office:value-type="float" office:value="1" calcext:value-type="float">
            <text:p>1</text:p>
          </table:table-cell>
          <table:table-cell/>
          <table:table-cell table:formula="of:=[.E79]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/>
          <table:table-cell table:style-name="ce2"/>
          <table:table-cell/>
        </table:table-row>
        <table:table-row table:style-name="ro1">
          <table:table-cell office:value-type="string" calcext:value-type="string">
            <text:p>Winfrida John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0714560930</text:p>
          </table:table-cell>
          <table:table-cell office:value-type="string" calcext:value-type="string">
            <text:p>78677</text:p>
          </table:table-cell>
          <table:table-cell table:formula="of:=IF([.B81]=[.$H$1];1;IF([.B81]=[.$H$2];2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ckline Shirima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0656898851</text:p>
          </table:table-cell>
          <table:table-cell office:value-type="string" calcext:value-type="string">
            <text:p>80301</text:p>
          </table:table-cell>
          <table:table-cell table:formula="of:=IF([.B82]=[.$H$1];1;IF([.B82]=[.$H$2];2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dija Ibrahim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0718649492</text:p>
          </table:table-cell>
          <table:table-cell office:value-type="string" calcext:value-type="string">
            <text:p>28318</text:p>
          </table:table-cell>
          <table:table-cell table:formula="of:=IF([.B83]=[.$H$1];1;IF([.B83]=[.$H$2];2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rmina Ndunguru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0718447010</text:p>
          </table:table-cell>
          <table:table-cell office:value-type="string" calcext:value-type="string">
            <text:p>83564</text:p>
          </table:table-cell>
          <table:table-cell table:formula="of:=IF([.B84]=[.$H$1];1;IF([.B84]=[.$H$2];2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ppy <text:s/>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0686827057</text:p>
          </table:table-cell>
          <table:table-cell office:value-type="string" calcext:value-type="string">
            <text:p>58027</text:p>
          </table:table-cell>
          <table:table-cell table:formula="of:=IF([.B85]=[.$H$1];1;IF([.B85]=[.$H$2];2;0))" office:value-type="float" office:value="1" calcext:value-type="float">
            <text:p>1</text:p>
          </table:table-cell>
          <table:table-cell table:number-columns-repeated="3"/>
        </table:table-row>
        <table:table-row table:style-name="ro1" table:number-rows-repeated="23"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2">00/00/0000</text:date>, <text:time style:data-style-name="N2" text:time-value="09:17:06.64277414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1T18:46:24.092556196</meta:creation-date>
    <dc:date>2025-11-12T11:09:48.394252408</dc:date>
    <meta:editing-duration>PT6H7M40S</meta:editing-duration>
    <meta:editing-cycles>50</meta:editing-cycles>
    <meta:generator>LibreOffice/25.2.6.2$Linux_X86_64 LibreOffice_project/40d1a0e1d5bdf1afaeae24d9ece32bbb00fa66a4</meta:generator>
    <meta:document-statistic meta:table-count="1" meta:cell-count="414" meta:object-count="0"/>
  </office:meta>
</office:document-meta>
</file>